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2cm" fo:min-width="4.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8cm" fo:min-width="7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6cm" fo:min-width="7.7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cm" fo:min-width="14.1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italic" style:font-style-asian="italic" style:font-style-complex="italic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cm" svg:y="3.436cm" presentation:class="title" presentation:user-transformed="true">
          <draw:text-box>
            <text:p>Design Patterns in Ruby:<text:line-break/>State Patter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sign Patterns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ust because you have duck-typing doesn't mean you can ignore common OO idioms!</text:span></text:p>
              </text:list-item>
              <text:list-item>
                <text:p><text:span text:style-name="T3">Design patterns communicate intent, so it is best if we have a similar understanding.</text:span></text:p>
              </text:list-item>
              <text:list-item>
                <text:p><text:span text:style-name="T3">OO is hard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tate is often the current snapshot of values in a system.</text:p>
              </text:list-item>
              <text:list-item>
                <text:p>State machines are a modelling methodology that try to simplify complicate control flows and protocols</text:p>
              </text:list-item>
              <text:list-item>
                <text:p>State is often encoded as attributes and variables.</text:p>
              </text:list-item>
              <text:list-item>
                <text:p>State Machines are often implemented impera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e Pattern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Intent: Change an object's behaviour dynamically (runtime).</text:p>
              </text:list-item>
              <text:list-item>
                <text:p>Intent: Model a state-machine following OO rules.</text:p>
              </text:list-item>
              <text:list-item>
                <text:p>Avoid cluttering a class with all the different behaviours, avoid subclassing for changing behaviour.</text:p>
              </text:list-item>
              <text:list-item>
                <text:p>Use the type system to ensure state transition safe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1.8cm" svg:height="1.8cm" svg:x="23.6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State Machines?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custom-shape draw:style-name="gr3" draw:text-style-name="P3" xml:id="id2" draw:id="id2" draw:layer="layout" svg:width="5cm" svg:height="2.8cm" svg:x="19.2cm" svg:y="6.363cm">
          <text:p text:style-name="P3">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cm" svg:height="2.8cm" svg:x="6.8cm" svg:y="6.363cm">
          <text:p text:style-name="P3">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9.3cm" svg:y1="6.363cm" svg:x2="21.7cm" svg:y2="6.363cm" draw:start-shape="id1" draw:start-glue-point="0" draw:end-shape="id2" svg:d="m9300 6363c0-751 12400-751 12400 0">
          <text:p text:style-name="P3">Press button</text:p>
        </draw:connector>
        <draw:connector draw:style-name="gr4" draw:text-style-name="P3" draw:layer="layout" draw:type="curve" svg:x1="21.7cm" svg:y1="9.163cm" svg:x2="9.3cm" svg:y2="9.163cm" draw:start-shape="id2" draw:start-glue-point="2" draw:end-shape="id1" svg:d="m21700 9163c0 753-12400 753-12400 0">
          <text:p text:style-name="P3">Press button</text:p>
        </draw:connector>
        <draw:custom-shape draw:style-name="gr5" draw:text-style-name="P3" xml:id="id3" draw:id="id3" draw:layer="layout" svg:width="1cm" svg:height="1cm" svg:x="3.8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8cm" svg:y1="7.663cm" svg:x2="6.8cm" svg:y2="7.763cm" draw:start-shape="id3" draw:start-glue-point="10" draw:end-shape="id1" svg:d="m4800 7663c1501 0 502 100 2000 100">
          <text:p/>
        </draw:connector>
        <draw:custom-shape draw:style-name="gr3" draw:text-style-name="P3" xml:id="id5" draw:id="id5" draw:layer="layout" svg:width="5cm" svg:height="2.8cm" svg:x="9.2cm" svg:y="11.2cm">
          <text:p text:style-name="P3">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5cm" svg:height="2.8cm" svg:x="16.2cm" svg:y="13.963cm">
          <text:p text:style-name="P3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1cm" svg:height="1cm" svg:x="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5cm" svg:y1="14.7cm" svg:x2="9.2cm" svg:y2="12.6cm" draw:start-shape="id4" draw:start-glue-point="10" draw:end-shape="id5" draw:end-glue-point="3" svg:d="m5000 14700c3151 0 1052-2100 4200-2100">
          <text:p/>
        </draw:connector>
        <draw:custom-shape draw:style-name="gr5" draw:text-style-name="P3" xml:id="id7" draw:id="id7" draw:layer="layout" svg:width="1cm" svg:height="1cm" svg:x="24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4.2cm" svg:y1="12.6cm" svg:x2="18.7cm" svg:y2="13.963cm" draw:start-shape="id5" draw:start-glue-point="1" draw:end-shape="id6" draw:end-glue-point="0" svg:d="m14200 12600c3000 0 4500 454 4500 1363">
          <text:p/>
        </draw:connector>
        <draw:connector draw:style-name="gr6" draw:text-style-name="P3" draw:layer="layout" draw:type="curve" svg:x1="21.2cm" svg:y1="15.363cm" svg:x2="18.7cm" svg:y2="16.763cm" draw:start-shape="id6" draw:start-glue-point="1" draw:end-shape="id6" draw:end-glue-point="2" svg:d="m21200 15363c753 0 627 951-185 1490s-2315 663-2315-90">
          <text:p/>
        </draw:connector>
        <draw:connector draw:style-name="gr6" draw:text-style-name="P3" draw:layer="layout" draw:type="curve" svg:x1="5cm" svg:y1="14.7cm" svg:x2="16.2cm" svg:y2="15.363cm" draw:start-shape="id4" draw:start-glue-point="10" draw:end-shape="id6" draw:end-glue-point="3" svg:d="m5000 14700c8401 0 2802 663 11200 663">
          <text:p/>
        </draw:connector>
        <draw:connector draw:style-name="gr6" draw:text-style-name="P3" draw:layer="layout" draw:type="curve" svg:x1="21.2cm" svg:y1="15.363cm" svg:x2="24cm" svg:y2="12.463cm" draw:start-shape="id6" draw:start-glue-point="1" draw:end-shape="id7" draw:end-glue-point="6" svg:d="m21200 15363c2101 0 702-2900 2800-2900">
          <text:p/>
        </draw:connector>
        <draw:connector draw:style-name="gr6" draw:text-style-name="P3" draw:layer="layout" draw:type="curve" svg:x1="11.7cm" svg:y1="11.2cm" svg:x2="24cm" svg:y2="12.463cm" draw:start-shape="id5" draw:start-glue-point="0" draw:end-shape="id7" draw:end-glue-point="6" svg:d="m11700 11200c0-751 3701-626 4939-123s13 1386 7361 1386">
          <text:p/>
        </draw:connector>
        <draw:frame draw:style-name="gr7" draw:text-style-name="P4" draw:layer="layout" svg:width="6.2cm" svg:height="2.362cm" svg:x="7.8cm" svg:y="16.038cm">
          <draw:text-box>
            <text:p text:style-name="P4"><text:span text:style-name="T4">(A|B)B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ate Pattern UML (Abstract)</text:p>
          </draw:text-box>
        </draw:frame>
        <draw:g xml:id="id11" draw:id="id11">
          <draw:custom-shape draw:style-name="gr3" draw:text-style-name="P3" draw:layer="layout" svg:width="6.4cm" svg:height="3.8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3.2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3.2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673cm" svg:height="1.276cm" svg:x="4.527cm" svg:y="5.724cm">
            <draw:text-box>
              <text:p text:style-name="P5">Context</text:p>
            </draw:text-box>
          </draw:frame>
        </draw:g>
        <draw:g xml:id="id12" draw:id="id12">
          <draw:custom-shape draw:style-name="gr3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648cm" svg:height="1.276cm" svg:x="19.152cm" svg:y="5.724cm">
            <draw:text-box>
              <text:p text:style-name="P5">State</text:p>
            </draw:text-box>
          </draw:frame>
        </draw:g>
        <draw:g>
          <draw:custom-shape draw:style-name="gr3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 text:style-name="P5">StateOne</text:p>
            </draw:text-box>
          </draw:frame>
        </draw:g>
        <draw:g xml:id="id10" draw:id="id10">
          <draw:custom-shape draw:style-name="gr3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37cm" svg:height="1.276cm" svg:x="21.6cm" svg:y="14.4cm">
            <draw:text-box>
              <text:p text:style-name="P5">StateTwo</text:p>
            </draw:text-box>
          </draw:frame>
        </draw:g>
        <draw:custom-shape draw:style-name="gr3" draw:text-style-name="P3" xml:id="id9" draw:id="id9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388cm" svg:height="1.276cm" svg:x="13.199cm" svg:y="14.399cm">
          <draw:text-box>
            <text:p text:style-name="P5">StateOne</text:p>
          </draw:text-box>
        </draw:frame>
        <draw:custom-shape draw:style-name="gr8" draw:text-style-name="P3" xml:id="id8" draw:id="id8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8" draw:start-glue-point="7" draw:end-shape="id9" svg:d="m20100 11200c0 2100-4701 701-4701 2799">
          <text:p/>
        </draw:connector>
        <draw:connector draw:style-name="gr10" draw:text-style-name="P3" draw:layer="layout" draw:type="curve" svg:x1="23.8cm" svg:y1="14cm" svg:x2="20.1cm" svg:y2="11.2cm" draw:start-shape="id10" draw:start-glue-point="0" draw:end-shape="id8" draw:end-glue-point="7" svg:d="m23800 14000c0-2098-3700-699-3700-2800">
          <text:p/>
        </draw:connector>
        <draw:connector draw:style-name="gr10" draw:text-style-name="P3" draw:layer="layout" draw:type="curve" svg:x1="9.6cm" svg:y1="7.7cm" svg:x2="17cm" svg:y2="7.7cm" draw:start-shape="id11" draw:start-glue-point="1" draw:end-shape="id12" draw:end-glue-point="3" svg:d="m9600 7700h7400">
          <text:p/>
        </draw:connector>
        <draw:frame draw:style-name="gr9" draw:layer="layout" svg:width="1.878cm" svg:height="0.962cm" svg:x="3.6cm" svg:y="7.438cm">
          <draw:text-box>
            <text:p>stat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10" draw:text-style-name="P3" draw:layer="layout" svg:x1="12cm" svg:y1="7.748cm" svg:x2="18.2cm" svg:y2="7.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State Pattern UML (Concrete)</text:p>
          </draw:text-box>
        </draw:frame>
        <draw:g>
          <draw:custom-shape draw:style-name="gr3" draw:text-style-name="P3" draw:layer="layout" svg:width="9.566cm" svg:height="4.461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3.052cm" svg:x="3.2cm" svg:y="7.7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1.174cm" svg:x="3.2cm" svg:y="7.7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8.217cm" svg:height="1.498cm" svg:x="5.183cm" svg:y="5.78cm">
            <draw:text-box>
              <text:p text:style-name="P5">VideoRental</text:p>
            </draw:text-box>
          </draw:frame>
        </draw:g>
        <draw:g>
          <draw:custom-shape draw:style-name="gr3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598cm" svg:height="1.276cm" svg:x="19.152cm" svg:y="5.724cm">
            <draw:text-box>
              <text:p text:style-name="P5">Price</text:p>
            </draw:text-box>
          </draw:frame>
        </draw:g>
        <draw:g>
          <draw:custom-shape draw:style-name="gr3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 text:style-name="P5">StateOne</text:p>
            </draw:text-box>
          </draw:frame>
        </draw:g>
        <draw:g xml:id="id15" draw:id="id15">
          <draw:custom-shape draw:style-name="gr3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21.6cm" svg:y="14.4cm">
            <draw:text-box>
              <text:p text:style-name="P5">OldMovie</text:p>
            </draw:text-box>
          </draw:frame>
        </draw:g>
        <draw:custom-shape draw:style-name="gr3" draw:text-style-name="P3" xml:id="id14" draw:id="id14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722cm" svg:height="1.276cm" svg:x="12.878cm" svg:y="14.324cm">
          <draw:text-box>
            <text:p text:style-name="P5">NewRelease</text:p>
          </draw:text-box>
        </draw:frame>
        <draw:custom-shape draw:style-name="gr8" draw:text-style-name="P3" xml:id="id13" draw:id="id13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13" draw:start-glue-point="7" draw:end-shape="id14" svg:d="m20100 11200c0 2100-4701 701-4701 2799">
          <text:p/>
        </draw:connector>
        <draw:connector draw:style-name="gr10" draw:text-style-name="P3" draw:layer="layout" draw:type="curve" svg:x1="23.8cm" svg:y1="14cm" svg:x2="20.1cm" svg:y2="11.2cm" draw:start-shape="id15" draw:start-glue-point="0" draw:end-shape="id13" draw:end-glue-point="7" svg:d="m23800 14000c0-2098-3700-699-3700-2800">
          <text:p/>
        </draw:connector>
        <draw:frame draw:style-name="gr9" draw:text-style-name="P7" draw:layer="layout" svg:width="1.878cm" svg:height="0.962cm" svg:x="3.6cm" svg:y="8cm">
          <draw:text-box>
            <text:p text:style-name="P7">state</text:p>
          </draw:text-box>
        </draw:frame>
        <draw:frame draw:style-name="gr9" draw:text-style-name="P7" draw:layer="layout" svg:width="4.587cm" svg:height="0.962cm" svg:x="17.413cm" svg:y="8.638cm">
          <draw:text-box>
            <text:p text:style-name="P7">getPrice(days)</text:p>
          </draw:text-box>
        </draw:frame>
        <draw:frame draw:style-name="gr9" draw:text-style-name="P7" draw:layer="layout" svg:width="4.977cm" svg:height="0.962cm" svg:x="21cm" svg:y="16cm">
          <draw:text-box>
            <text:p text:style-name="P7">BasePrice: 1.99</text:p>
          </draw:text-box>
        </draw:frame>
        <draw:frame draw:style-name="gr9" draw:text-style-name="P7" draw:layer="layout" svg:width="3.533cm" svg:height="0.962cm" svg:x="12.401cm" svg:y="15.999cm">
          <draw:text-box>
            <text:p text:style-name="P7">Price: 4.99</text:p>
          </draw:text-box>
        </draw:frame>
        <draw:frame draw:style-name="gr9" draw:text-style-name="P7" draw:layer="layout" svg:width="4.587cm" svg:height="0.962cm" svg:x="21.213cm" svg:y="17.238cm">
          <draw:text-box>
            <text:p text:style-name="P7">getPrice(days)</text:p>
          </draw:text-box>
        </draw:frame>
        <draw:frame draw:style-name="gr9" draw:text-style-name="P7" draw:layer="layout" svg:width="4.587cm" svg:height="0.962cm" svg:x="12.624cm" svg:y="17.238cm">
          <draw:text-box>
            <text:p text:style-name="P7">getPrice(days)</text:p>
          </draw:text-box>
        </draw:frame>
        <draw:frame draw:style-name="gr9" draw:text-style-name="P7" draw:layer="layout" svg:width="8.152cm" svg:height="1.673cm" svg:x="3.648cm" svg:y="8.962cm">
          <draw:text-box>
            <text:p text:style-name="P7">getPrice(days) </text:p>
            <text:p text:style-name="P7"><text:s/>return state.getPrice(days)</text:p>
          </draw:text-box>
        </draw:frame>
        <draw:custom-shape draw:style-name="gr8" draw:text-style-name="P3" draw:layer="layout" svg:width="1cm" svg:height="0.922cm" svg:x="12.766cm" svg:y="7.2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10" draw:text-style-name="P3" draw:layer="layout" svg:x1="12cm" svg:y1="7.748cm" svg:x2="18.2cm" svg:y2="7.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State Pattern UML (Concrete)</text:p>
          </draw:text-box>
        </draw:frame>
        <draw:g>
          <draw:custom-shape draw:style-name="gr3" draw:text-style-name="P3" draw:layer="layout" svg:width="9.566cm" svg:height="5.618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3.843cm" svg:x="3.2cm" svg:y="8.3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1.478cm" svg:x="3.2cm" svg:y="8.35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8.217cm" svg:height="1.886cm" svg:x="5.183cm" svg:y="5.879cm">
            <draw:text-box>
              <text:p text:style-name="P5">BullDozer</text:p>
            </draw:text-box>
          </draw:frame>
        </draw:g>
        <draw:g>
          <draw:custom-shape draw:style-name="gr3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547cm" svg:height="1.276cm" svg:x="19.152cm" svg:y="5.724cm">
            <draw:text-box>
              <text:p text:style-name="P5">Gear</text:p>
            </draw:text-box>
          </draw:frame>
        </draw:g>
        <draw:g>
          <draw:custom-shape draw:style-name="gr3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 text:style-name="P5">StateOne</text:p>
            </draw:text-box>
          </draw:frame>
        </draw:g>
        <draw:g xml:id="id18" draw:id="id18">
          <draw:custom-shape draw:style-name="gr3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931cm" svg:height="1.276cm" svg:x="21.6cm" svg:y="14.4cm">
            <draw:text-box>
              <text:p text:style-name="P5">Reverse</text:p>
            </draw:text-box>
          </draw:frame>
        </draw:g>
        <draw:custom-shape draw:style-name="gr3" draw:text-style-name="P3" xml:id="id17" draw:id="id17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876cm" svg:height="1.276cm" svg:x="12.878cm" svg:y="14.324cm">
          <draw:text-box>
            <text:p text:style-name="P5">Forward</text:p>
          </draw:text-box>
        </draw:frame>
        <draw:custom-shape draw:style-name="gr8" draw:text-style-name="P3" xml:id="id16" draw:id="id16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16" draw:start-glue-point="7" draw:end-shape="id17" svg:d="m20100 11200c0 2100-4701 701-4701 2799">
          <text:p/>
        </draw:connector>
        <draw:connector draw:style-name="gr10" draw:text-style-name="P3" draw:layer="layout" draw:type="curve" svg:x1="23.8cm" svg:y1="14cm" svg:x2="20.1cm" svg:y2="11.2cm" draw:start-shape="id18" draw:start-glue-point="0" draw:end-shape="id16" draw:end-glue-point="7" svg:d="m23800 14000c0-2098-3700-699-3700-2800">
          <text:p/>
        </draw:connector>
        <draw:frame draw:style-name="gr9" draw:text-style-name="P7" draw:layer="layout" svg:width="4.765cm" svg:height="1.673cm" svg:x="3.6cm" svg:y="8.162cm">
          <draw:text-box>
            <text:p text:style-name="P7">trackGearLeft</text:p>
            <text:p text:style-name="P7">trackGearRight</text:p>
          </draw:text-box>
        </draw:frame>
        <draw:frame draw:style-name="gr9" draw:text-style-name="P7" draw:layer="layout" svg:width="5.62cm" svg:height="0.962cm" svg:x="17.413cm" svg:y="8.638cm">
          <draw:text-box>
            <text:p text:style-name="P7">moveTrack(dozer)</text:p>
          </draw:text-box>
        </draw:frame>
        <draw:custom-shape draw:style-name="gr8" draw:text-style-name="P3" draw:layer="layout" svg:width="1cm" svg:height="0.922cm" svg:x="12.766cm" svg:y="7.2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2.475cm" svg:height="0.962cm" svg:x="3.613cm" svg:y="10.6cm">
          <draw:text-box>
            <text:p text:style-name="P7">move()</text:p>
          </draw:text-box>
        </draw:frame>
        <draw:frame draw:style-name="gr9" draw:text-style-name="P7" draw:layer="layout" svg:width="5.62cm" svg:height="0.962cm" svg:x="12.38cm" svg:y="17.238cm">
          <draw:text-box>
            <text:p text:style-name="P7">moveTrack(dozer)</text:p>
          </draw:text-box>
        </draw:frame>
        <draw:frame draw:style-name="gr9" draw:text-style-name="P7" draw:layer="layout" svg:width="5.62cm" svg:height="0.962cm" svg:x="20.78cm" svg:y="17.238cm">
          <draw:text-box>
            <text:p text:style-name="P7">moveTrack(dozer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10" draw:text-style-name="P3" draw:layer="layout" svg:x1="12cm" svg:y1="7.748cm" svg:x2="18.2cm" svg:y2="7.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State Pattern UML (Concrete)</text:p>
          </draw:text-box>
        </draw:frame>
        <draw:g>
          <draw:custom-shape draw:style-name="gr3" draw:text-style-name="P3" draw:layer="layout" svg:width="9.566cm" svg:height="5.618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3.843cm" svg:x="3.2cm" svg:y="8.3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1.478cm" svg:x="3.2cm" svg:y="8.35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8.217cm" svg:height="1.886cm" svg:x="5.183cm" svg:y="5.879cm">
            <draw:text-box>
              <text:p text:style-name="P5">StompPedal</text:p>
            </draw:text-box>
          </draw:frame>
        </draw:g>
        <draw:g>
          <draw:custom-shape draw:style-name="gr3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5.002cm" svg:height="1.276cm" svg:x="19.152cm" svg:y="5.724cm">
            <draw:text-box>
              <text:p text:style-name="P5">PedalState</text:p>
            </draw:text-box>
          </draw:frame>
        </draw:g>
        <draw:g>
          <draw:custom-shape draw:style-name="gr3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 text:style-name="P5">StateOne</text:p>
            </draw:text-box>
          </draw:frame>
        </draw:g>
        <draw:g xml:id="id21" draw:id="id21">
          <draw:custom-shape draw:style-name="gr3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709cm" svg:height="1.276cm" svg:x="21.6cm" svg:y="14.4cm">
            <draw:text-box>
              <text:p text:style-name="P5">Off</text:p>
            </draw:text-box>
          </draw:frame>
        </draw:g>
        <draw:custom-shape draw:style-name="gr3" draw:text-style-name="P3" xml:id="id20" draw:id="id20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3cm" svg:height="1.276cm" svg:x="12.878cm" svg:y="14.324cm">
          <draw:text-box>
            <text:p text:style-name="P5">On</text:p>
          </draw:text-box>
        </draw:frame>
        <draw:custom-shape draw:style-name="gr8" draw:text-style-name="P3" xml:id="id19" draw:id="id19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19" draw:start-glue-point="7" draw:end-shape="id20" svg:d="m20100 11200c0 2100-4701 701-4701 2799">
          <text:p/>
        </draw:connector>
        <draw:connector draw:style-name="gr10" draw:text-style-name="P3" draw:layer="layout" draw:type="curve" svg:x1="23.8cm" svg:y1="14cm" svg:x2="20.1cm" svg:y2="11.2cm" draw:start-shape="id21" draw:start-glue-point="0" draw:end-shape="id19" draw:end-glue-point="7" svg:d="m23800 14000c0-2098-3700-699-3700-2800">
          <text:p/>
        </draw:connector>
        <draw:frame draw:style-name="gr9" draw:text-style-name="P7" draw:layer="layout" svg:width="1.878cm" svg:height="1.673cm" svg:x="3.8cm" svg:y="8.527cm">
          <draw:text-box>
            <text:p text:style-name="P7">state</text:p>
            <text:p text:style-name="P7"/>
          </draw:text-box>
        </draw:frame>
        <draw:frame draw:style-name="gr9" draw:text-style-name="P7" draw:layer="layout" svg:width="4.236cm" svg:height="0.962cm" svg:x="17.413cm" svg:y="8.638cm">
          <draw:text-box>
            <text:p text:style-name="P7">Filter( audio) </text:p>
          </draw:text-box>
        </draw:frame>
        <draw:custom-shape draw:style-name="gr8" draw:text-style-name="P3" draw:layer="layout" svg:width="1cm" svg:height="0.922cm" svg:x="12.766cm" svg:y="7.2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2.123cm" svg:height="0.962cm" svg:x="3.613cm" svg:y="10.6cm">
          <draw:text-box>
            <text:p text:style-name="P7">filter()</text:p>
          </draw:text-box>
        </draw:frame>
        <draw:frame draw:style-name="gr9" draw:text-style-name="P7" draw:layer="layout" svg:width="4.236cm" svg:height="0.962cm" svg:x="12.364cm" svg:y="17.4cm">
          <draw:text-box>
            <text:p text:style-name="P7">Filter( audio) </text:p>
          </draw:text-box>
        </draw:frame>
        <draw:frame draw:style-name="gr9" draw:text-style-name="P7" draw:layer="layout" svg:width="4.236cm" svg:height="0.962cm" svg:x="21cm" svg:y="17.238cm">
          <draw:text-box>
            <text:p text:style-name="P7">Filter( audio) </text:p>
          </draw:text-box>
        </draw:frame>
        <draw:frame draw:style-name="gr9" draw:layer="layout" svg:width="6.175cm" svg:height="1.673cm" svg:x="20.6cm" svg:y="18.927cm">
          <draw:text-box>
            <text:p>Does nothing to the </text:p>
            <text:p>audi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e Method Example</text:p>
          </draw:text-box>
        </draw:frame>
        <draw:frame draw:style-name="gr13" draw:text-style-name="P4" draw:layer="layout" svg:width="14.6cm" svg:height="9.711cm" svg:x="6.8cm" svg:y="8cm">
          <draw:text-box>
            <text:p text:style-name="P8"><text:span text:style-name="T4">Remember Street Fighter II?</text:span></text:p>
            <text:p text:style-name="P8"><text:span text:style-name="T4"/></text:p>
            <text:p text:style-name="P8"><text:span text:style-name="T4"/></text:p>
            <text:p text:style-name="P8"><text:span text:style-name="T4">(show the cod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e Resour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2 on State Pattern </text:p>
              </text:list-item>
              <text:list-item>
                <text:p>Wikipedia on State Patt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3-02-19T19:36:26</dc:date>
    <dc:creator>Abram </dc:creator>
    <meta:editing-duration>PT5H14M16S</meta:editing-duration>
    <meta:editing-cycles>10</meta:editing-cycles>
    <meta:generator>LibreOffice/3.5$Linux_X86_64 LibreOffice_project/350m1$Build-2</meta:generator>
    <meta:document-statistic meta:object-count="224"/>
  </office:meta>
</office:document-meta>
</file>